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number-columns-repeated="3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U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name</text:p>
          </table:table-cell>
          <table:table-cell office:value-type="string">
            <text:p>telephone</text:p>
          </table:table-cell>
          <table:table-cell office:value-type="string">
            <text:p>company</text:p>
          </table:table-cell>
          <table:table-cell office:value-type="string">
            <text:p>address</text:p>
          </table:table-cell>
          <table:table-cell office:value-type="string">
            <text:p>join_time</text:p>
          </table:table-cell>
          <table:table-cell office:value-type="string">
            <text:p>last_login</text:p>
          </table:table-cell>
          <table:table-cell office:value-type="string">
            <text:p>last_ip</text:p>
          </table:table-cell>
          <table:table-cell office:value-type="string">
            <text:p>state</text:p>
          </table:table-cell>
          <table:table-cell office:value-type="string">
            <text:p>sockfd</text:p>
          </table:table-cell>
          <table:table-cell office:value-type="string">
            <text:p>后面是没有加入的</text:p>
          </table:table-cell>
          <table:table-cell office:value-type="string">
            <text:p>Group[1]</text:p>
          </table:table-cell>
          <table:table-cell office:value-type="string">
            <text:p>Group[2]</text:p>
          </table:table-cell>
          <table:table-cell office:value-type="string">
            <text:p>Group[3]</text:p>
          </table:table-cell>
          <table:table-cell office:value-type="string">
            <text:p>Group[4]</text:p>
          </table:table-cell>
          <table:table-cell office:value-type="string">
            <text:p>........</text:p>
          </table:table-cell>
          <table:table-cell office:value-type="string">
            <text:p>Friend[1]</text:p>
          </table:table-cell>
          <table:table-cell office:value-type="string">
            <text:p>Friend[2]</text:p>
          </table:table-cell>
          <table:table-cell office:value-type="string">
            <text:p>Friend[3]</text:p>
          </table:table-cell>
          <table:table-cell office:value-type="string">
            <text:p>Friend[4]</text:p>
          </table:table-cell>
          <table:table-cell office:value-type="string">
            <text:p>..........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ot</text:p>
          </table:table-cell>
          <table:table-cell office:value-type="string">
            <text:p>toor</text:p>
          </table:table-cell>
          <table:table-cell office:value-type="string">
            <text:p>admin</text:p>
          </table:table-cell>
          <table:table-cell office:value-type="string">
            <text:p>xxxx</text:p>
          </table:table-cell>
          <table:table-cell table:number-columns-repeated="8"/>
          <table:table-cell office:value-type="string">
            <text:p>Friend</text:p>
          </table:table-cell>
          <table:table-cell office:value-type="string">
            <text:p>Family</text:p>
          </table:table-cell>
          <table:table-cell table:number-columns-repeated="3"/>
          <table:table-cell office:value-type="string">
            <text:p>2,1,老大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tricks</text:p>
          </table:table-cell>
          <table:table-cell office:value-type="float" office:value="73864526">
            <text:p>73864526</text:p>
          </table:table-cell>
          <table:table-cell office:value-type="string">
            <text:p>xxxx</text:p>
          </table:table-cell>
          <table:table-cell table:number-columns-repeated="18"/>
        </table:table-row>
        <table:table-row table:style-name="ro2" table:number-rows-repeated="2">
          <table:table-cell table:number-columns-repeated="23"/>
        </table:table-row>
        <table:table-row table:style-name="ro1">
          <table:table-cell office:value-type="string">
            <text:p>UID</text:p>
          </table:table-cell>
          <table:table-cell office:value-type="string">
            <text:p>NickName</text:p>
          </table:table-cell>
          <table:table-cell table:number-columns-repeated="21"/>
        </table:table-row>
        <table:table-row table:style-name="ro2" table:number-rows-repeated="1048569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5:50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2:43:00</meta:creation-date>
    <dc:date>2013-08-02T16:25:49</dc:date>
    <meta:editing-duration>PT14H21M47S</meta:editing-duration>
    <meta:editing-cycles>6</meta:editing-cycles>
    <meta:generator>LibreOffice/4.0.3.3$Linux_x86 LibreOffice_project/400m0$Build-3</meta:generator>
    <dc:creator>Tricks </dc:creator>
    <meta:document-statistic meta:table-count="3" meta:cell-count="38" meta:object-count="0"/>
  </office:meta>
</office:document-meta>
</file>